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3E0000005576147B8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096cm" style:rel-column-width="27924*"/>
    </style:style>
    <style:style style:name="Tabella3.B" style:family="table-column">
      <style:table-column-properties style:column-width="10.904cm" style:rel-column-width="37611*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B1" style:family="table-cell">
      <style:table-cell-properties style:vertical-align="" fo:background-color="#e6e6ff" fo:padding="0.097cm" fo:border="0.05pt solid #000000">
        <style:background-image/>
      </style:table-cell-properties>
    </style:style>
    <style:style style:name="Tabella3.B2" style:family="table-cell">
      <style:table-cell-properties style:vertical-align="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1" style:family="table-row">
      <style:table-row-properties style:min-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11.534cm" style:rel-column-width="39782*"/>
    </style:style>
    <style:style style:name="Tabella1.B" style:family="table-column">
      <style:table-column-properties style:column-width="2.066cm" style:rel-column-width="7124*"/>
    </style:style>
    <style:style style:name="Tabella1.C" style:family="table-column">
      <style:table-column-properties style:column-width="2.829cm" style:rel-column-width="9758*"/>
    </style:style>
    <style:style style:name="Tabella1.D" style:family="table-column">
      <style:table-column-properties style:column-width="2.572cm" style:rel-column-width="8871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1.351cm" fo:margin-left="0cm" table:align="left"/>
    </style:style>
    <style:style style:name="Tabella8.A" style:family="table-column">
      <style:table-column-properties style:column-width="7.911cm"/>
    </style:style>
    <style:style style:name="Tabella8.B" style:family="table-column">
      <style:table-column-properties style:column-width="3.44cm"/>
    </style:style>
    <style:style style:name="Tabella8.A1" style:family="table-cell">
      <style:table-cell-properties fo:background-color="transparent" fo:padding="0.097cm" fo:border="none">
        <style:background-image/>
      </style:table-cell-properties>
    </style:style>
    <style:style style:name="Tabella8.B1" style:family="table-cell">
      <style:table-cell-properties fo:background-color="transparent" fo:padding="0cm" fo:border="none">
        <style:background-image/>
      </style:table-cell-properties>
    </style:style>
    <style:style style:name="Tabella2" style:family="table">
      <style:table-properties style:width="8.625cm" fo:margin-left="10.377cm" table:align="left"/>
    </style:style>
    <style:style style:name="Tabella2.A" style:family="table-column">
      <style:table-column-properties style:column-width="5.292cm"/>
    </style:style>
    <style:style style:name="Tabella2.B" style:family="table-column">
      <style:table-column-properties style:column-width="3.334cm"/>
    </style:style>
    <style:style style:name="Tabella2.1" style:family="table-row">
      <style:table-row-properties style:min-row-height="0.101cm"/>
    </style:style>
    <style:style style:name="Tabella2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e6e6f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6" style:family="table">
      <style:table-properties style:width="19.001cm" table:align="margins"/>
    </style:style>
    <style:style style:name="Tabella6.A" style:family="table-column">
      <style:table-column-properties style:column-width="19.001cm" style:rel-column-width="65535*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7" style:family="table">
      <style:table-properties style:width="9.234cm" fo:margin-left="9.645cm" table:align="left"/>
    </style:style>
    <style:style style:name="Tabella7.A" style:family="table-column">
      <style:table-column-properties style:column-width="9.234cm"/>
    </style:style>
    <style:style style:name="Tabella7.A1" style:family="table-cell">
      <style:table-cell-properties fo:background-color="#ffffff" fo:padding="0.097cm" fo:border="none">
        <style:background-image/>
      </style:table-cell-properties>
    </style:style>
    <style:style style:name="Tabella7.A2" style:family="table-cell">
      <style:table-cell-properties fo:background-color="#e6e6ff" fo:padding="0.097cm" fo:border="0.05pt solid #000000">
        <style:background-image/>
      </style:table-cell-properties>
    </style:style>
    <style:style style:name="Tabella7.3" style:family="table-row">
      <style:table-row-properties style:min-row-height="1.436cm"/>
    </style:style>
    <style:style style:name="Tabella7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 style:shadow="none">
        <style:tab-stops/>
      </style:paragraph-properties>
    </style:style>
    <style:style style:name="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fo:color="#000080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fo:color="#000000" style:font-name="Ubuntu Light" style:text-underline-style="none" fo:font-weight="bold" style:font-weight-asian="bold" style:font-weight-complex="bold"/>
    </style:style>
    <style:style style:name="P9" style:family="paragraph" style:parent-style-name="Header">
      <style:paragraph-properties fo:text-align="center" style:justify-single-word="false" fo:background-color="#ffd320" style:shadow="none">
        <style:tab-stops/>
        <style:background-image/>
      </style:paragraph-properties>
    </style:style>
    <style:style style:name="P10" style:family="paragraph" style:parent-style-name="Header">
      <style:paragraph-properties fo:text-align="center" style:justify-single-word="false" fo:background-color="#ffd320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Ubuntu Light1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80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Table_20_Contents">
      <style:text-properties style:font-name="Ubuntu Light" fo:font-size="11pt" fo:font-weight="bold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style:font-name-asian="SimSun" style:font-size-asian="10pt" style:font-name-complex="Tahoma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23d1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justify" style:justify-single-word="false" style:page-number="auto"/>
      <style:text-properties style:use-window-font-color="true" style:font-name="Ubuntu Light" fo:font-size="10pt" fo:font-style="italic" style:text-underline-style="none" fo:font-weight="normal" officeooo:rsid="0022a0d4" officeooo:paragraph-rsid="00235093" style:font-name-asian="SimSun" style:font-size-asian="10pt" style:font-style-asian="italic" style:font-weight-asian="normal" style:font-name-complex="Tahoma" style:font-size-complex="10pt" style:font-style-complex="italic" style:font-weight-complex="normal"/>
    </style:style>
    <style:style style:name="P32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Standard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1" fo:font-size="10pt" fo:font-style="normal" style:text-underline-style="none" fo:font-weight="normal" officeooo:rsid="001fd76e" officeooo:paragraph-rsid="0023509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Standard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Ubuntu Light1" fo:font-size="10pt" fo:font-style="normal" style:text-underline-style="none" fo:font-weight="normal" officeooo:rsid="001fd76e" officeooo:paragraph-rsid="001fd7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Standard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Ubuntu Light1" fo:font-size="6pt" fo:font-style="normal" style:text-underline-style="none" fo:font-weight="normal" officeooo:paragraph-rsid="001fd76e" style:font-name-asian="SimSun" style:font-size-asian="5.25pt" style:font-style-asian="normal" style:font-weight-asian="normal" style:font-name-complex="Tahoma" style:font-size-complex="6pt" style:font-style-complex="normal" style:font-weight-complex="normal"/>
    </style:style>
    <style:style style:name="P39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0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1" style:family="paragraph" style:parent-style-name="Standard">
      <style:paragraph-properties fo:margin-top="0.011cm" fo:margin-bottom="0.011cm" loext:contextual-spacing="false" fo:line-height="150%" fo:text-align="end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Text_20_body">
      <style:text-properties fo:font-size="6pt" style:font-size-asian="5.25pt" style:font-size-complex="6pt"/>
    </style:style>
    <style:style style:name="P44" style:family="paragraph" style:parent-style-name="Frame_20_contents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d178" style:font-weight-asian="bold" style:font-weight-complex="bold"/>
    </style:style>
    <style:style style:name="T3" style:family="text">
      <style:text-properties officeooo:rsid="002481a7"/>
    </style:style>
    <style:style style:name="T4" style:family="text">
      <style:text-properties style:use-window-font-color="true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5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6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7" style:family="text">
      <style:text-properties style:use-window-font-color="true" style:font-name="Ubuntu Light1" fo:font-style="normal" style:text-underline-style="none" style:font-name-asian="SimSun" style:font-style-asian="normal" style:font-name-complex="Tahoma" style:font-style-complex="normal"/>
    </style:style>
    <style:style style:name="T8" style:family="text">
      <style:text-properties style:use-window-font-color="true" style:font-name="Ubuntu Light1" fo:font-style="normal" style:text-underline-style="none" officeooo:rsid="001e5d66" style:font-name-asian="SimSun" style:font-style-asian="normal" style:font-name-complex="Tahoma" style:font-style-complex="normal"/>
    </style:style>
    <style:style style:name="T9" style:family="text">
      <style:text-properties fo:font-size="9pt" fo:font-style="normal" style:font-name-asian="SimSun" style:font-size-asian="9pt" style:font-style-asian="normal" style:font-name-complex="Tahoma" style:font-size-complex="9pt" style:font-style-complex="normal"/>
    </style:style>
    <style:style style:name="T10" style:family="text">
      <style:text-properties fo:color="#000000" style:font-name="Ubuntu Light1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T11" style:family="text">
      <style:text-properties fo:color="#000000" style:text-underline-style="none"/>
    </style:style>
    <style:style style:name="T12" style:family="text">
      <style:text-properties style:font-name="Ubuntu Light1"/>
    </style:style>
    <style:style style:name="T13" style:family="text">
      <style:text-properties style:font-name="Ubuntu Light1" fo:font-weight="bold" style:font-weight-asian="bold" style:font-weight-complex="bold"/>
    </style:style>
    <style:style style:name="T14" style:family="text">
      <style:text-properties style:font-name="Ubuntu Light1" fo:font-weight="bold" officeooo:rsid="0023d178" style:font-weight-asian="bold" style:font-weight-complex="bold"/>
    </style:style>
    <style:style style:name="T15" style:family="text">
      <style:text-properties fo:color="#000080" style:font-name="Ubuntu Light1" style:text-underline-style="solid" style:text-underline-width="auto" style:text-underline-color="font-color"/>
    </style:style>
    <style:style style:name="T16" style:family="text">
      <style:text-properties style:text-underline-style="none"/>
    </style:style>
    <style:style style:name="T17" style:family="text">
      <style:text-properties style:font-name="Ubuntu Light"/>
    </style:style>
    <style:style style:name="T18" style:family="text">
      <style:text-properties officeooo:rsid="00235093"/>
    </style:style>
    <style:style style:name="T19" style:family="text">
      <style:text-properties fo:font-size="6pt" style:font-size-asian="5.25pt" style:font-size-complex="6pt"/>
    </style:style>
    <style:style style:name="fr1" style:family="graphic" style:parent-style-name="Frame">
      <style:graphic-properties style:run-through="foreground" style:vertical-pos="from-top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28"><text:span text:style-name="T13"><text:placeholder text:placeholder-type="text">&lt;"OFFERTA" if o.state in ['draft','sent'] else "ORDINE"&gt;</text:placeholder></text:span><text:span text:style-name="T13">:</text:span> <text:span text:style-name="T1"><text:placeholder text:placeholder-type="text">&lt;o.name&gt;</text:placeholder></text:span></text:p>
          </table:table-cell>
          <table:table-cell table:style-name="Tabella3.B1" office:value-type="string">
            <text:p text:style-name="P22"><text:placeholder text:placeholder-type="text">&lt;o.partner_id.name&gt;</text:placeholder></text:p>
            <text:p text:style-name="P21"><text:span text:style-name="T11"><text:placeholder text:placeholder-type="text">&lt;o.partner_id.street&gt;</text:placeholder></text:span><text:span text:style-name="T11"> - </text:span><text:span text:style-name="T11"><text:placeholder text:placeholder-type="text">&lt;o.partner_id.zip&gt;</text:placeholder></text:span><text:span text:style-name="T11"> </text:span><text:span text:style-name="T11"><text:placeholder text:placeholder-type="text">&lt;o.partner_id.city&gt;</text:placeholder></text:span></text:p>
          </table:table-cell>
        </table:table-row>
        <table:table-row table:style-name="Tabella3.1">
          <table:table-cell table:style-name="Tabella3.A1" office:value-type="string">
            <text:p text:style-name="P27"><text:span text:style-name="T2">Rif.</text:span><text:span text:style-name="T1">: </text:span><text:placeholder text:placeholder-type="text">&lt;(o.user_id and o.user_id.name) or ''&gt;</text:placeholder></text:p>
            <text:p text:style-name="P39"><text:span text:style-name="T14">Data</text:span><text:span text:style-name="T1">: </text:span><text:placeholder text:placeholder-type="text">&lt;formatLang(o.date_order, date=True) if o.date_order else ""&gt;</text:placeholder><text:line-break/><text:span text:style-name="T1">Alla c/a: </text:span><text:placeholder text:placeholder-type="text">&lt;o.client_order_ref or ''&gt;</text:placeholder></text:p>
          </table:table-cell>
          <table:table-cell table:style-name="Tabella3.B2" office:value-type="string">
            <text:p text:style-name="P20"><text:span text:style-name="T16">Telefono: </text:span><text:span text:style-name="T16"><text:placeholder text:placeholder-type="text">&lt;o.partner_id.phone&gt;</text:placeholder></text:span></text:p>
            <text:p text:style-name="P23"><text:span text:style-name="T16">Fax: </text:span><text:span text:style-name="T16"><text:placeholder text:placeholder-type="text">&lt;o.partner_id.fax&gt;</text:placeholder></text:span></text:p>
            <text:p text:style-name="P23"><text:span text:style-name="T16">E-mail: </text:span><text:span text:style-name="T16"><text:placeholder text:placeholder-type="text">&lt;o.partner_id.email&gt;</text:placeholder></text:span></text:p>
            <text:p text:style-name="P24"><text:placeholder text:placeholder-type="text">&lt;if test="o.partner_id.vat"&gt;</text:placeholder></text:p>
            <text:p text:style-name="P23"><text:span text:style-name="T16">P. IVA: </text:span><text:span text:style-name="T16"><text:placeholder text:placeholder-type="text">&lt;o.partner_id.vat&gt;</text:placeholder></text:span></text:p>
            <text:p text:style-name="P24"><text:placeholder text:placeholder-type="text">&lt;/if&gt;</text:placeholder></text:p>
            <text:p text:style-name="P24"><text:placeholder text:placeholder-type="text">&lt;if test="o.partner_id.fiscalcode"&gt;</text:placeholder></text:p>
            <text:p text:style-name="P23"><text:span text:style-name="T16">Codice fiscale: </text:span><text:span text:style-name="T16"><text:placeholder text:placeholder-type="text">&lt;o.partner_id.fiscalcode&gt;</text:placeholder></text:span></text:p>
            <text:p text:style-name="P24"><text:placeholder text:placeholder-type="text">&lt;/if&gt;</text:placeholder></text:p>
          </table:table-cell>
        </table:table-row>
      </table:table>
      <text:p text:style-name="P43"/>
      <table:table table:name="Tabella5" table:style-name="Tabella5">
        <table:table-column table:style-name="Tabella5.A"/>
        <table:table-row table:style-name="Tabella5.1">
          <table:table-cell table:style-name="Tabella5.A1" office:value-type="string">
            <text:p text:style-name="P31"><text:span text:style-name="T18">Come da accordi</text:span>, con la presente, vi sottoponiamo la nostra migliore offerta relativa a quanto segue:<text:line-break/><text:span text:style-name="T19"> </text:span></text:p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office:value-type="string">
              <text:p text:style-name="P26">Descrizione</text:p>
            </table:table-cell>
            <table:table-cell table:style-name="Tabella1.A1" office:value-type="string">
              <text:p text:style-name="P26">Q.</text:p>
            </table:table-cell>
            <table:table-cell table:style-name="Tabella1.A1" office:value-type="string">
              <text:p text:style-name="P15">Prezzo <text:span text:style-name="T18">IVA escl.</text:span></text:p>
            </table:table-cell>
            <table:table-cell table:style-name="Tabella1.D1" office:value-type="string">
              <text:p text:style-name="P26">Totale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32"><text:text-input text:description="&lt;for each=&quot;l  in o.order_line&quot;&gt;">start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9" table:number-columns-spanned="4" office:value-type="string">
            <text:p text:style-name="P27"><text:placeholder text:placeholder-type="text">&lt;if test="l.product_uom_qty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4" office:value-type="string">
            <table:table table:name="Tabella8" table:style-name="Tabella8">
              <table:table-column table:style-name="Tabella8.A"/>
              <table:table-column table:style-name="Tabella8.B"/>
              <table:table-row>
                <table:table-cell table:style-name="Tabella8.A1" office:value-type="string">
                  <text:p text:style-name="P40"><text:placeholder text:placeholder-type="text">&lt;l.product_id.name&gt;</text:placeholder></text:p>
                  <text:p text:style-name="P42"><text:placeholder text:placeholder-type="text">&lt;l.name&gt;</text:placeholder></text:p>
                </table:table-cell>
                <table:table-cell table:style-name="Tabella8.B1" office:value-type="string">
                  <text:p text:style-name="P18"><draw:frame draw:style-name="fr1" draw:name="image: asimage(l.product_id.image_medium)" text:anchor-type="as-char" svg:y="-0.804cm" svg:width="3.307cm" draw:z-index="1"><draw:text-box fo:min-height="0.72cm"><text:p text:style-name="P44"/></draw:text-box></draw:frame></text:p>
                </table:table-cell>
              </table:table-row>
            </table:table>
            <text:p text:style-name="P42"/>
          </table:table-cell>
          <table:table-cell table:style-name="Tabella1.B4" office:value-type="string">
            <text:p text:style-name="P29"><text:placeholder text:placeholder-type="text">&lt;l.product_uom_qty&gt;</text:placeholder> <text:placeholder text:placeholder-type="text">&lt;(l.product_uos and l.product_uos.name) or ''&gt;</text:placeholder></text:p>
          </table:table-cell>
          <table:table-cell table:style-name="Tabella1.C4" office:value-type="string">
            <text:p text:style-name="P16"><text:placeholder text:placeholder-type="text">&lt;formatLang(l.price_unit)&gt;</text:placeholder> <text:placeholder text:placeholder-type="text">&lt;o.currency_id.symbol&gt;</text:placeholder></text:p>
          </table:table-cell>
          <table:table-cell table:style-name="Tabella1.D4" office:value-type="string">
            <text:p text:style-name="P30"><text:placeholder text:placeholder-type="text">&lt;formatLang(l.price_subtotal, digits=get_digits(dp='Account'))&gt;</text:placeholder> <text:placeholder text:placeholder-type="text">&lt;o.currency_id.symbol&gt;</text:placeholder></text:p>
          </table:table-cell>
        </table:table-row>
        <table:table-row>
          <table:table-cell table:style-name="Tabella1.A9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9" table:number-columns-spanned="4" office:value-type="string">
            <text:p text:style-name="P27"><text:placeholder text:placeholder-type="text">&lt;if test="not l.product_uom_qty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9" table:number-columns-spanned="4" office:value-type="string">
            <text:p text:style-name="P27"><text:placeholder text:placeholder-type="text">&lt;l.nam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9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9" table:number-columns-spanned="4" office:value-type="string">
            <text:p text:style-name="P37"><text:text-input text:description="&lt;/for&gt;">ends for loop line</text:text-input></text:p>
          </table:table-cell>
          <table:covered-table-cell/>
          <table:covered-table-cell/>
          <table:covered-table-cell/>
        </table:table-row>
      </table:table>
      <text:p text:style-name="P12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7"><text:span text:style-name="T7">IMPONIBILE </text:span><text:span text:style-name="T8">IVA ESCL.</text:span>:</text:p>
          </table:table-cell>
          <table:table-cell table:style-name="Tabella2.B1" office:value-type="string">
            <text:p text:style-name="P41"><text:placeholder text:placeholder-type="text">&lt;formatLang(o.amount_untaxed, digits=get_digits(dp='Account'))&gt;</text:placeholder> €</text:p>
          </table:table-cell>
        </table:table-row>
      </table:table>
      <text:p text:style-name="P14"/>
      <table:table table:name="Tabella6" table:style-name="Tabella6">
        <table:table-column table:style-name="Tabella6.A"/>
        <text:soft-page-break/>
        <table:table-row>
          <table:table-cell table:style-name="Tabella6.A1" office:value-type="string">
            <text:p text:style-name="P25">TERMINI DI PAGAMENTO:</text:p>
            <text:p text:style-name="P34"><text:placeholder text:placeholder-type="text">&lt;(o.payment_term and o.payment_term.name) or 'Abituale'&gt;</text:placeholder></text:p>
            <text:p text:style-name="P25">NOTE:</text:p>
            <text:p text:style-name="P33"><text:placeholder text:placeholder-type="text">&lt;o.subject&gt;</text:placeholder></text:p>
            <text:p text:style-name="P38"/>
            <text:p text:style-name="P36">RingraziandoVi per l'opportunità, Vogliate gradire cordiali saluti.</text:p>
            <table:table table:name="Tabella7" table:style-name="Tabella7">
              <table:table-column table:style-name="Tabella7.A"/>
              <table:table-row>
                <table:table-cell table:style-name="Tabella7.A1" office:value-type="string">
                  <text:p text:style-name="P35"><text:span text:style-name="T17"><text:placeholder text:placeholder-type="text">&lt;(o.user_id and o.user_id.name) or ''&gt;</text:placeholder></text:span><text:span text:style-name="T17"> </text:span></text:p>
                  <text:p text:style-name="P35">Micronaet S.r.l.</text:p>
                  <text:p text:style-name="P35"/>
                </table:table-cell>
              </table:table-row>
              <table:table-row>
                <table:table-cell table:style-name="Tabella7.A2" office:value-type="string">
                  <text:p text:style-name="P19">Timbro e firma per conferma</text:p>
                </table:table-cell>
              </table:table-row>
              <table:table-row table:style-name="Tabella7.3">
                <table:table-cell table:style-name="Tabella7.A3" office:value-type="string">
                  <text:p text:style-name="P18"/>
                </table:table-cell>
              </table:table-row>
            </table:table>
            <text:p text:style-name="P34"/>
          </table:table-cell>
        </table:table-row>
      </table:table>
      <text:p text:style-name="P39"/>
      <text:p text:style-name="P1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7.17cm" style:rel-column-width="24730*"/>
    </style:style>
    <style:style style:name="Tabella4.B" style:family="table-column">
      <style:table-column-properties style:column-width="11.83cm" style:rel-column-width="40805*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4.A2" style:family="table-cell">
      <style:table-cell-properties fo:background-color="#ffd320" fo:padding="0.097cm" fo:border="non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 style:shadow="none">
        <style:tab-stops/>
      </style:paragraph-properties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fo:color="#000080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7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fo:color="#000000" style:font-name="Ubuntu Light" style:text-underline-style="none" fo:font-weight="bold" style:font-weight-asian="bold" style:font-weight-complex="bold"/>
    </style:style>
    <style:style style:name="MP8" style:family="paragraph" style:parent-style-name="Header">
      <style:paragraph-properties fo:text-align="center" style:justify-single-word="false" fo:background-color="#ffd320" style:shadow="none">
        <style:tab-stops/>
        <style:background-image/>
      </style:paragraph-properties>
    </style:style>
    <style:style style:name="MP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0" style:family="paragraph" style:parent-style-name="Header">
      <style:paragraph-properties fo:text-align="center" style:justify-single-word="false" fo:background-color="#ffd320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2481a7"/>
    </style:style>
    <style:style style:name="MT3" style:family="text">
      <style:text-properties style:use-window-font-color="true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T4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5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6" style:family="text">
      <style:text-properties fo:font-size="9pt" fo:font-style="normal" style:font-name-asian="SimSun" style:font-size-asian="9pt" style:font-style-asian="normal" style:font-name-complex="Tahoma" style:font-size-complex="9pt" style:font-style-complex="normal"/>
    </style:style>
    <style:style style:name="MT7" style:family="text">
      <style:text-properties fo:color="#000000" style:font-name="Ubuntu Light1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T8" style:family="text">
      <style:text-properties style:font-name="Ubuntu Light1"/>
    </style:style>
    <style:style style:name="MT9" style:family="text">
      <style:text-properties fo:color="#000080" style:font-name="Ubuntu Light1" style:text-underline-style="solid" style:text-underline-width="auto" style:text-underline-color="font-color"/>
    </style:style>
    <style:style style:name="M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625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row>
            <table:table-cell table:style-name="Tabella4.A1" office:value-type="string">
              <text:p text:style-name="MP1"><draw:frame draw:style-name="Mfr1" draw:name="immagini1" text:anchor-type="char" svg:width="6.696cm" style:rel-width="95%" svg:height="1.577cm" style:rel-height="84%" draw:z-index="2"><draw:image xlink:href="Pictures/100002010000013E0000005576147B8A.png" xlink:type="simple" xlink:show="embed" xlink:actuate="onLoad"/></draw:frame></text:p>
            </table:table-cell>
            <table:table-cell table:style-name="Tabella4.B1" office:value-type="string">
              <text:p text:style-name="MP2">Micronaet s.r.l.</text:p>
              <text:p text:style-name="MP3"/>
              <text:p text:style-name="MP4"><text:span text:style-name="MT1">Sede operativa:</text:span> Via <text:span text:style-name="MT2">Gutenberg, 14 – 25020 Poncarale (BS)</text:span></text:p>
              <text:p text:style-name="MP5"><text:span text:style-name="MT3">C.F./P.IVA:</text:span><text:span text:style-name="MT4"> </text:span><text:span text:style-name="MT5">IT02218130983</text:span></text:p>
              <text:p text:style-name="MP6"/>
              <text:p text:style-name="MP7"><text:span text:style-name="MT6">Pag. </text:span><text:span text:style-name="MT6"><text:page-number text:select-page="current">2</text:page-number></text:span><text:span text:style-name="MT6"> di </text:span><text:span text:style-name="MT6"><text:page-count>2</text:page-count></text:span></text:p>
            </table:table-cell>
          </table:table-row>
          <table:table-row>
            <table:table-cell table:style-name="Tabella4.A2" table:number-columns-spanned="2" office:value-type="string">
              <text:p text:style-name="MP8"><text:span text:style-name="MT7"><text:placeholder text:placeholder-type="text">&lt;"OFFERTA" if o.state in ['draft','sent'] else "ORDINE"&gt;</text:placeholder></text:span><text:span text:style-name="MT7"> CLIENTE</text:span></text:p>
            </table:table-cell>
            <table:covered-table-cell/>
          </table:table-row>
        </table:table>
        <text:p text:style-name="MP9"/>
      </style:header>
      <style:footer>
        <text:p text:style-name="MP10">Web: <text:a xlink:type="simple" xlink:href="http://www.micronaet.it/" text:style-name="Internet_20_link" text:visited-style-name="Visited_20_Internet_20_Link"><text:span text:style-name="MT8">http://www.micronaet.it</text:span></text:a><text:span text:style-name="MT8"> - </text:span>E-mail:<text:span text:style-name="MT8"> </text:span><text:a xlink:type="simple" xlink:href="mailto:info@micronaet.it" text:style-name="Internet_20_link" text:visited-style-name="Visited_20_Internet_20_Link"><text:span text:style-name="MT9">info@micronaet.it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1-31T15:52:33.463077336</dc:date>
    <meta:editing-duration>P5DT12H56M29S</meta:editing-duration>
    <meta:editing-cycles>590</meta:editing-cycles>
    <meta:generator>LibreOffice/4.3.3.2$Linux_X86_64 LibreOffice_project/430m0$Build-2</meta:generator>
    <dc:creator>thebrush </dc:creator>
    <meta:document-statistic meta:table-count="8" meta:image-count="1" meta:object-count="0" meta:page-count="2" meta:paragraph-count="49" meta:word-count="171" meta:character-count="1599" meta:non-whitespace-character-count="1476"/>
    <meta:user-defined meta:name="Info 1"/>
    <meta:user-defined meta:name="Info 2"/>
    <meta:user-defined meta:name="Info 3"/>
    <meta:user-defined meta:name="Info 4"/>
  </office:meta>
</office:document-meta>
</file>